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299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052023-161542" table:style-name="ta1">
        <table:shapes>
          <draw:frame draw:z-index="0" draw:style-name="gr1" draw:text-style-name="P1" svg:width="6.2988in" svg:height="3.5429in" svg:x="2.9591in" svg:y="0.0394in">
            <draw:object draw:notify-on-update-of-ranges="'25052023-161542'.C1:'25052023-161542'.C1 '25052023-161542'.C2:'25052023-161542'.C358 '25052023-161542'.D1:'25052023-161542'.D1 '25052023-161542'.D2:'25052023-161542'.D3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4</text:p>
          </table:table-cell>
          <table:table-cell office:value-type="string" calcext:value-type="string">
            <text:p>DepthNow</text:p>
          </table:table-cell>
          <table:table-cell office:value-type="string" calcext:value-type="string">
            <text:p>DesDepth</text:p>
          </table:table-cell>
          <table:table-cell office:value-type="string" calcext:value-type="string">
            <text:p>pitchNow</text:p>
          </table:table-cell>
          <table:table-cell office:value-type="string" calcext:value-type="string">
            <text:p>desPitch</text:p>
          </table:table-cell>
          <table:table-cell office:value-type="string" calcext:value-type="string">
            <text:p>BE_input</text:p>
          </table:table-cell>
          <table:table-cell office:value-type="string" calcext:value-type="string">
            <text:p>MM_input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410" calcext:value-type="float">
            <text:p>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0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0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427" calcext:value-type="float">
            <text:p>4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1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-10" calcext:value-type="float">
            <text:p>-1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2</text:p>
          </table:table-cell>
          <table:table-cell office:value-type="float" office:value="0.006689" calcext:value-type="float">
            <text:p>0.006689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444" calcext:value-type="float">
            <text:p>4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2</text:p>
          </table:table-cell>
          <table:table-cell office:value-type="float" office:value="0.010486" calcext:value-type="float">
            <text:p>0.010486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-10" calcext:value-type="float">
            <text:p>-10</text:p>
          </table:table-cell>
          <table:table-cell office:value-type="float" office:value="451" calcext:value-type="float">
            <text:p>4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3</text:p>
          </table:table-cell>
          <table:table-cell office:value-type="float" office:value="0.015533" calcext:value-type="float">
            <text:p>0.015533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458" calcext:value-type="float">
            <text:p>4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4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-10" calcext:value-type="float">
            <text:p>-10</text:p>
          </table:table-cell>
          <table:table-cell office:value-type="float" office:value="456" calcext:value-type="float">
            <text:p>4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4</text:p>
          </table:table-cell>
          <table:table-cell office:value-type="float" office:value="0.039151" calcext:value-type="float">
            <text:p>0.03915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5</text:p>
          </table:table-cell>
          <table:table-cell office:value-type="float" office:value="0.050005" calcext:value-type="float">
            <text:p>0.0500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5</text:p>
          </table:table-cell>
          <table:table-cell office:value-type="float" office:value="0.062549" calcext:value-type="float">
            <text:p>0.06254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6</text:p>
          </table:table-cell>
          <table:table-cell office:value-type="float" office:value="0.076857" calcext:value-type="float">
            <text:p>0.0768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7</text:p>
          </table:table-cell>
          <table:table-cell office:value-type="float" office:value="0.110985" calcext:value-type="float">
            <text:p>0.11098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7</text:p>
          </table:table-cell>
          <table:table-cell office:value-type="float" office:value="0.130561" calcext:value-type="float">
            <text:p>0.13056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8</text:p>
          </table:table-cell>
          <table:table-cell office:value-type="float" office:value="0.151974" calcext:value-type="float">
            <text:p>0.1519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8</text:p>
          </table:table-cell>
          <table:table-cell office:value-type="float" office:value="0.175224" calcext:value-type="float">
            <text:p>0.17522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5:59</text:p>
          </table:table-cell>
          <table:table-cell office:value-type="float" office:value="0.200288" calcext:value-type="float">
            <text:p>0.2002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0</text:p>
          </table:table-cell>
          <table:table-cell office:value-type="float" office:value="0.255707" calcext:value-type="float">
            <text:p>0.2557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0</text:p>
          </table:table-cell>
          <table:table-cell office:value-type="float" office:value="0.285817" calcext:value-type="float">
            <text:p>0.28581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1</text:p>
          </table:table-cell>
          <table:table-cell office:value-type="float" office:value="0.317692" calcext:value-type="float">
            <text:p>0.3176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8" calcext:value-type="float">
            <text:p>4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1</text:p>
          </table:table-cell>
          <table:table-cell office:value-type="float" office:value="0.351232" calcext:value-type="float">
            <text:p>0.35123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3" calcext:value-type="float">
            <text:p>4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2</text:p>
          </table:table-cell>
          <table:table-cell office:value-type="float" office:value="0.386316" calcext:value-type="float">
            <text:p>0.3863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3</text:p>
          </table:table-cell>
          <table:table-cell office:value-type="float" office:value="0.460674" calcext:value-type="float">
            <text:p>0.4606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3</text:p>
          </table:table-cell>
          <table:table-cell office:value-type="float" office:value="0.499702" calcext:value-type="float">
            <text:p>0.4997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4</text:p>
          </table:table-cell>
          <table:table-cell office:value-type="float" office:value="0.540127" calcext:value-type="float">
            <text:p>0.54012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4</text:p>
          </table:table-cell>
          <table:table-cell office:value-type="float" office:value="0.581752" calcext:value-type="float">
            <text:p>0.58175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5</text:p>
          </table:table-cell>
          <table:table-cell office:value-type="float" office:value="0.624382" calcext:value-type="float">
            <text:p>0.6243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3" calcext:value-type="float">
            <text:p>4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6</text:p>
          </table:table-cell>
          <table:table-cell office:value-type="float" office:value="0.712068" calcext:value-type="float">
            <text:p>0.71206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6</text:p>
          </table:table-cell>
          <table:table-cell office:value-type="float" office:value="0.756878" calcext:value-type="float">
            <text:p>0.75687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3" calcext:value-type="float">
            <text:p>4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7</text:p>
          </table:table-cell>
          <table:table-cell office:value-type="float" office:value="0.802497" calcext:value-type="float">
            <text:p>0.8024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4" calcext:value-type="float">
            <text:p>4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7</text:p>
          </table:table-cell>
          <table:table-cell office:value-type="float" office:value="0.848704" calcext:value-type="float">
            <text:p>0.84870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5" calcext:value-type="float">
            <text:p>4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8</text:p>
          </table:table-cell>
          <table:table-cell office:value-type="float" office:value="0.895279" calcext:value-type="float">
            <text:p>0.8952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9</text:p>
          </table:table-cell>
          <table:table-cell office:value-type="float" office:value="0.988869" calcext:value-type="float">
            <text:p>0.98886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09</text:p>
          </table:table-cell>
          <table:table-cell office:value-type="float" office:value="1.035639" calcext:value-type="float">
            <text:p>1.03563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0</text:p>
          </table:table-cell>
          <table:table-cell office:value-type="float" office:value="1.082557" calcext:value-type="float">
            <text:p>1.0825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0</text:p>
          </table:table-cell>
          <table:table-cell office:value-type="float" office:value="1.129401" calcext:value-type="float">
            <text:p>1.1294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1</text:p>
          </table:table-cell>
          <table:table-cell office:value-type="float" office:value="1.175951" calcext:value-type="float">
            <text:p>1.17595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2</text:p>
          </table:table-cell>
          <table:table-cell office:value-type="float" office:value="1.267507" calcext:value-type="float">
            <text:p>1.2675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2</text:p>
          </table:table-cell>
          <table:table-cell office:value-type="float" office:value="1.312269" calcext:value-type="float">
            <text:p>1.31226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3</text:p>
          </table:table-cell>
          <table:table-cell office:value-type="float" office:value="1.356516" calcext:value-type="float">
            <text:p>1.3565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1" calcext:value-type="float">
            <text:p>3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3</text:p>
          </table:table-cell>
          <table:table-cell office:value-type="float" office:value="1.400053" calcext:value-type="float">
            <text:p>1.4000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4</text:p>
          </table:table-cell>
          <table:table-cell office:value-type="float" office:value="1.48448" calcext:value-type="float">
            <text:p>1.4844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5</text:p>
          </table:table-cell>
          <table:table-cell office:value-type="float" office:value="1.525125" calcext:value-type="float">
            <text:p>1.5251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5</text:p>
          </table:table-cell>
          <table:table-cell office:value-type="float" office:value="1.564888" calcext:value-type="float">
            <text:p>1.5648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6</text:p>
          </table:table-cell>
          <table:table-cell office:value-type="float" office:value="1.603623" calcext:value-type="float">
            <text:p>1.6036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3" calcext:value-type="float">
            <text:p>3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6</text:p>
          </table:table-cell>
          <table:table-cell office:value-type="float" office:value="1.641206" calcext:value-type="float">
            <text:p>1.64120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7</text:p>
          </table:table-cell>
          <table:table-cell office:value-type="float" office:value="1.71255" calcext:value-type="float">
            <text:p>1.7125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8" calcext:value-type="float">
            <text:p>3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8</text:p>
          </table:table-cell>
          <table:table-cell office:value-type="float" office:value="1.746066" calcext:value-type="float">
            <text:p>1.74606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8</text:p>
          </table:table-cell>
          <table:table-cell office:value-type="float" office:value="1.778308" calcext:value-type="float">
            <text:p>1.77830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9</text:p>
          </table:table-cell>
          <table:table-cell office:value-type="float" office:value="1.809202" calcext:value-type="float">
            <text:p>1.8092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19</text:p>
          </table:table-cell>
          <table:table-cell office:value-type="float" office:value="1.8387" calcext:value-type="float">
            <text:p>1.83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0</text:p>
          </table:table-cell>
          <table:table-cell office:value-type="float" office:value="1.893433" calcext:value-type="float">
            <text:p>1.89343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2" calcext:value-type="float">
            <text:p>3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1</text:p>
          </table:table-cell>
          <table:table-cell office:value-type="float" office:value="1.918423" calcext:value-type="float">
            <text:p>1.9184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1</text:p>
          </table:table-cell>
          <table:table-cell office:value-type="float" office:value="1.941992" calcext:value-type="float">
            <text:p>1.9419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2</text:p>
          </table:table-cell>
          <table:table-cell office:value-type="float" office:value="1.964165" calcext:value-type="float">
            <text:p>1.96416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2</text:p>
          </table:table-cell>
          <table:table-cell office:value-type="float" office:value="1.98499" calcext:value-type="float">
            <text:p>1.9849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3</text:p>
          </table:table-cell>
          <table:table-cell office:value-type="float" office:value="2.022744" calcext:value-type="float">
            <text:p>2.02274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4</text:p>
          </table:table-cell>
          <table:table-cell office:value-type="float" office:value="2.039429" calcext:value-type="float">
            <text:p>2.03942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4</text:p>
          </table:table-cell>
          <table:table-cell office:value-type="float" office:value="2.054815" calcext:value-type="float">
            <text:p>2.05481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5</text:p>
          </table:table-cell>
          <table:table-cell office:value-type="float" office:value="2.069" calcext:value-type="float">
            <text:p>2.06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5</text:p>
          </table:table-cell>
          <table:table-cell office:value-type="float" office:value="2.082108" calcext:value-type="float">
            <text:p>2.08210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1" calcext:value-type="float">
            <text:p>3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6</text:p>
          </table:table-cell>
          <table:table-cell office:value-type="float" office:value="2.105456" calcext:value-type="float">
            <text:p>2.10545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7</text:p>
          </table:table-cell>
          <table:table-cell office:value-type="float" office:value="2.11555" calcext:value-type="float">
            <text:p>2.1155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5" calcext:value-type="float">
            <text:p>3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7</text:p>
          </table:table-cell>
          <table:table-cell office:value-type="float" office:value="2.124787" calcext:value-type="float">
            <text:p>2.1247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1" calcext:value-type="float">
            <text:p>3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8</text:p>
          </table:table-cell>
          <table:table-cell office:value-type="float" office:value="2.133313" calcext:value-type="float">
            <text:p>2.13331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8" calcext:value-type="float">
            <text:p>3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8</text:p>
          </table:table-cell>
          <table:table-cell office:value-type="float" office:value="2.1413" calcext:value-type="float">
            <text:p>2.141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29</text:p>
          </table:table-cell>
          <table:table-cell office:value-type="float" office:value="2.156171" calcext:value-type="float">
            <text:p>2.15617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0</text:p>
          </table:table-cell>
          <table:table-cell office:value-type="float" office:value="2.163031" calcext:value-type="float">
            <text:p>2.1630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0</text:p>
          </table:table-cell>
          <table:table-cell office:value-type="float" office:value="2.169744" calcext:value-type="float">
            <text:p>2.16974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1" calcext:value-type="float">
            <text:p>4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1</text:p>
          </table:table-cell>
          <table:table-cell office:value-type="float" office:value="2.176482" calcext:value-type="float">
            <text:p>2.1764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8" calcext:value-type="float">
            <text:p>4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1</text:p>
          </table:table-cell>
          <table:table-cell office:value-type="float" office:value="2.183415" calcext:value-type="float">
            <text:p>2.18341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5" calcext:value-type="float">
            <text:p>4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2</text:p>
          </table:table-cell>
          <table:table-cell office:value-type="float" office:value="2.198385" calcext:value-type="float">
            <text:p>2.19838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3</text:p>
          </table:table-cell>
          <table:table-cell office:value-type="float" office:value="2.206372" calcext:value-type="float">
            <text:p>2.20637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3</text:p>
          </table:table-cell>
          <table:table-cell office:value-type="float" office:value="2.214922" calcext:value-type="float">
            <text:p>2.21492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9" calcext:value-type="float">
            <text:p>4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4</text:p>
          </table:table-cell>
          <table:table-cell office:value-type="float" office:value="2.224183" calcext:value-type="float">
            <text:p>2.22418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4" calcext:value-type="float">
            <text:p>4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4</text:p>
          </table:table-cell>
          <table:table-cell office:value-type="float" office:value="2.234277" calcext:value-type="float">
            <text:p>2.23427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5</text:p>
          </table:table-cell>
          <table:table-cell office:value-type="float" office:value="2.257332" calcext:value-type="float">
            <text:p>2.25733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1" calcext:value-type="float">
            <text:p>4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6</text:p>
          </table:table-cell>
          <table:table-cell office:value-type="float" office:value="2.270096" calcext:value-type="float">
            <text:p>2.27009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6</text:p>
          </table:table-cell>
          <table:table-cell office:value-type="float" office:value="2.283865" calcext:value-type="float">
            <text:p>2.28386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7</text:p>
          </table:table-cell>
          <table:table-cell office:value-type="float" office:value="2.298712" calcext:value-type="float">
            <text:p>2.2987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7</text:p>
          </table:table-cell>
          <table:table-cell office:value-type="float" office:value="2.314711" calcext:value-type="float">
            <text:p>2.3147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8</text:p>
          </table:table-cell>
          <table:table-cell office:value-type="float" office:value="2.350309" calcext:value-type="float">
            <text:p>2.3503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9</text:p>
          </table:table-cell>
          <table:table-cell office:value-type="float" office:value="2.369664" calcext:value-type="float">
            <text:p>2.36966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39</text:p>
          </table:table-cell>
          <table:table-cell office:value-type="float" office:value="2.39022" calcext:value-type="float">
            <text:p>2.3902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0</text:p>
          </table:table-cell>
          <table:table-cell office:value-type="float" office:value="2.412" calcext:value-type="float">
            <text:p>2.4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0</text:p>
          </table:table-cell>
          <table:table-cell office:value-type="float" office:value="2.435006" calcext:value-type="float">
            <text:p>2.43500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1</text:p>
          </table:table-cell>
          <table:table-cell office:value-type="float" office:value="2.484692" calcext:value-type="float">
            <text:p>2.4846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2</text:p>
          </table:table-cell>
          <table:table-cell office:value-type="float" office:value="2.511127" calcext:value-type="float">
            <text:p>2.51112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2</text:p>
          </table:table-cell>
          <table:table-cell office:value-type="float" office:value="2.538788" calcext:value-type="float">
            <text:p>2.5387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3</text:p>
          </table:table-cell>
          <table:table-cell office:value-type="float" office:value="2.567624" calcext:value-type="float">
            <text:p>2.56762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5" calcext:value-type="float">
            <text:p>4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3</text:p>
          </table:table-cell>
          <table:table-cell office:value-type="float" office:value="2.597563" calcext:value-type="float">
            <text:p>2.59756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4</text:p>
          </table:table-cell>
          <table:table-cell office:value-type="float" office:value="2.660528" calcext:value-type="float">
            <text:p>2.66052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5</text:p>
          </table:table-cell>
          <table:table-cell office:value-type="float" office:value="2.693309" calcext:value-type="float">
            <text:p>2.6933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5</text:p>
          </table:table-cell>
          <table:table-cell office:value-type="float" office:value="2.727119" calcext:value-type="float">
            <text:p>2.72711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7" calcext:value-type="float">
            <text:p>4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6</text:p>
          </table:table-cell>
          <table:table-cell office:value-type="float" office:value="2.761835" calcext:value-type="float">
            <text:p>2.76183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6</text:p>
          </table:table-cell>
          <table:table-cell office:value-type="float" office:value="2.797336" calcext:value-type="float">
            <text:p>2.79733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7</text:p>
          </table:table-cell>
          <table:table-cell office:value-type="float" office:value="2.870321" calcext:value-type="float">
            <text:p>2.87032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8</text:p>
          </table:table-cell>
          <table:table-cell office:value-type="float" office:value="2.907561" calcext:value-type="float">
            <text:p>2.90756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8</text:p>
          </table:table-cell>
          <table:table-cell office:value-type="float" office:value="2.945463" calcext:value-type="float">
            <text:p>2.94546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9</text:p>
          </table:table-cell>
          <table:table-cell office:value-type="float" office:value="2.983879" calcext:value-type="float">
            <text:p>2.9838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5" calcext:value-type="float">
            <text:p>4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49</text:p>
          </table:table-cell>
          <table:table-cell office:value-type="float" office:value="3.022662" calcext:value-type="float">
            <text:p>3.02266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9" calcext:value-type="float">
            <text:p>4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0</text:p>
          </table:table-cell>
          <table:table-cell office:value-type="float" office:value="3.100891" calcext:value-type="float">
            <text:p>3.10089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9" calcext:value-type="float">
            <text:p>3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1</text:p>
          </table:table-cell>
          <table:table-cell office:value-type="float" office:value="3.140091" calcext:value-type="float">
            <text:p>3.140091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1</text:p>
          </table:table-cell>
          <table:table-cell office:value-type="float" office:value="3.179511" calcext:value-type="float">
            <text:p>3.17951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2</text:p>
          </table:table-cell>
          <table:table-cell office:value-type="float" office:value="3.219005" calcext:value-type="float">
            <text:p>3.219005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2</text:p>
          </table:table-cell>
          <table:table-cell office:value-type="float" office:value="3.258426" calcext:value-type="float">
            <text:p>3.258426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3</text:p>
          </table:table-cell>
          <table:table-cell office:value-type="float" office:value="3.336606" calcext:value-type="float">
            <text:p>3.336606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4</text:p>
          </table:table-cell>
          <table:table-cell office:value-type="float" office:value="3.375119" calcext:value-type="float">
            <text:p>3.37511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4</text:p>
          </table:table-cell>
          <table:table-cell office:value-type="float" office:value="3.413413" calcext:value-type="float">
            <text:p>3.413413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5</text:p>
          </table:table-cell>
          <table:table-cell office:value-type="float" office:value="3.451339" calcext:value-type="float">
            <text:p>3.45133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5</text:p>
          </table:table-cell>
          <table:table-cell office:value-type="float" office:value="3.488775" calcext:value-type="float">
            <text:p>3.488775</text:p>
          </table:table-cell>
          <table:table-cell office:value-type="float" office:value="4" calcext:value-type="float">
            <text:p>4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6</text:p>
          </table:table-cell>
          <table:table-cell office:value-type="float" office:value="3.56181" calcext:value-type="float">
            <text:p>3.5618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7</text:p>
          </table:table-cell>
          <table:table-cell office:value-type="float" office:value="3.597163" calcext:value-type="float">
            <text:p>3.597163</text:p>
          </table:table-cell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7</text:p>
          </table:table-cell>
          <table:table-cell office:value-type="float" office:value="3.63188" calcext:value-type="float">
            <text:p>3.6318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8</text:p>
          </table:table-cell>
          <table:table-cell office:value-type="float" office:value="3.665714" calcext:value-type="float">
            <text:p>3.66571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8</text:p>
          </table:table-cell>
          <table:table-cell office:value-type="float" office:value="3.698421" calcext:value-type="float">
            <text:p>3.6984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6:59</text:p>
          </table:table-cell>
          <table:table-cell office:value-type="float" office:value="3.759721" calcext:value-type="float">
            <text:p>3.7597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0</text:p>
          </table:table-cell>
          <table:table-cell office:value-type="float" office:value="3.788067" calcext:value-type="float">
            <text:p>3.7880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0</text:p>
          </table:table-cell>
          <table:table-cell office:value-type="float" office:value="3.815017" calcext:value-type="float">
            <text:p>3.81501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1</text:p>
          </table:table-cell>
          <table:table-cell office:value-type="float" office:value="3.840326" calcext:value-type="float">
            <text:p>3.84032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1</text:p>
          </table:table-cell>
          <table:table-cell office:value-type="float" office:value="3.863748" calcext:value-type="float">
            <text:p>3.86374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2</text:p>
          </table:table-cell>
          <table:table-cell office:value-type="float" office:value="3.904271" calcext:value-type="float">
            <text:p>3.90427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3</text:p>
          </table:table-cell>
          <table:table-cell office:value-type="float" office:value="3.921127" calcext:value-type="float">
            <text:p>3.9211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3</text:p>
          </table:table-cell>
          <table:table-cell office:value-type="float" office:value="3.935827" calcext:value-type="float">
            <text:p>3.9358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4</text:p>
          </table:table-cell>
          <table:table-cell office:value-type="float" office:value="3.948248" calcext:value-type="float">
            <text:p>3.94824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4</text:p>
          </table:table-cell>
          <table:table-cell office:value-type="float" office:value="3.958293" calcext:value-type="float">
            <text:p>3.95829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5</text:p>
          </table:table-cell>
          <table:table-cell office:value-type="float" office:value="3.971033" calcext:value-type="float">
            <text:p>3.9710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6</text:p>
          </table:table-cell>
          <table:table-cell office:value-type="float" office:value="3.973557" calcext:value-type="float">
            <text:p>3.9735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6</text:p>
          </table:table-cell>
          <table:table-cell office:value-type="float" office:value="3.973581" calcext:value-type="float">
            <text:p>3.9735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7</text:p>
          </table:table-cell>
          <table:table-cell office:value-type="float" office:value="3.971131" calcext:value-type="float">
            <text:p>3.9711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7</text:p>
          </table:table-cell>
          <table:table-cell office:value-type="float" office:value="3.958955" calcext:value-type="float">
            <text:p>3.95895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8</text:p>
          </table:table-cell>
          <table:table-cell office:value-type="float" office:value="3.949473" calcext:value-type="float">
            <text:p>3.94947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9</text:p>
          </table:table-cell>
          <table:table-cell office:value-type="float" office:value="3.93786" calcext:value-type="float">
            <text:p>3.937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09</text:p>
          </table:table-cell>
          <table:table-cell office:value-type="float" office:value="3.924263" calcext:value-type="float">
            <text:p>3.9242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0</text:p>
          </table:table-cell>
          <table:table-cell office:value-type="float" office:value="3.908828" calcext:value-type="float">
            <text:p>3.9088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0</text:p>
          </table:table-cell>
          <table:table-cell office:value-type="float" office:value="3.87296" calcext:value-type="float">
            <text:p>3.8729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1</text:p>
          </table:table-cell>
          <table:table-cell office:value-type="float" office:value="3.852772" calcext:value-type="float">
            <text:p>3.85277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2</text:p>
          </table:table-cell>
          <table:table-cell office:value-type="float" office:value="3.831114" calcext:value-type="float">
            <text:p>3.83111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2</text:p>
          </table:table-cell>
          <table:table-cell office:value-type="float" office:value="3.808206" calcext:value-type="float">
            <text:p>3.80820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3</text:p>
          </table:table-cell>
          <table:table-cell office:value-type="float" office:value="3.78427" calcext:value-type="float">
            <text:p>3.784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3</text:p>
          </table:table-cell>
          <table:table-cell office:value-type="float" office:value="3.734045" calcext:value-type="float">
            <text:p>3.73404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4</text:p>
          </table:table-cell>
          <table:table-cell office:value-type="float" office:value="3.708001" calcext:value-type="float">
            <text:p>3.7080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5</text:p>
          </table:table-cell>
          <table:table-cell office:value-type="float" office:value="3.681272" calcext:value-type="float">
            <text:p>3.68127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5</text:p>
          </table:table-cell>
          <table:table-cell office:value-type="float" office:value="3.654101" calcext:value-type="float">
            <text:p>3.6541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6</text:p>
          </table:table-cell>
          <table:table-cell office:value-type="float" office:value="3.626735" calcext:value-type="float">
            <text:p>3.6267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6</text:p>
          </table:table-cell>
          <table:table-cell office:value-type="float" office:value="3.572149" calcext:value-type="float">
            <text:p>3.57214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7</text:p>
          </table:table-cell>
          <table:table-cell office:value-type="float" office:value="3.545175" calcext:value-type="float">
            <text:p>3.54517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8</text:p>
          </table:table-cell>
          <table:table-cell office:value-type="float" office:value="3.518323" calcext:value-type="float">
            <text:p>3.51832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8</text:p>
          </table:table-cell>
          <table:table-cell office:value-type="float" office:value="3.491838" calcext:value-type="float">
            <text:p>3.49183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9</text:p>
          </table:table-cell>
          <table:table-cell office:value-type="float" office:value="3.465966" calcext:value-type="float">
            <text:p>3.46596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19</text:p>
          </table:table-cell>
          <table:table-cell office:value-type="float" office:value="3.416795" calcext:value-type="float">
            <text:p>3.4167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0</text:p>
          </table:table-cell>
          <table:table-cell office:value-type="float" office:value="3.39374" calcext:value-type="float">
            <text:p>3.393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1</text:p>
          </table:table-cell>
          <table:table-cell office:value-type="float" office:value="3.371837" calcext:value-type="float">
            <text:p>3.37183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1</text:p>
          </table:table-cell>
          <table:table-cell office:value-type="float" office:value="3.351331" calcext:value-type="float">
            <text:p>3.3513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2</text:p>
          </table:table-cell>
          <table:table-cell office:value-type="float" office:value="3.332465" calcext:value-type="float">
            <text:p>3.33246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2</text:p>
          </table:table-cell>
          <table:table-cell office:value-type="float" office:value="3.300395" calcext:value-type="float">
            <text:p>3.3003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3</text:p>
          </table:table-cell>
          <table:table-cell office:value-type="float" office:value="3.287435" calcext:value-type="float">
            <text:p>3.2874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4</text:p>
          </table:table-cell>
          <table:table-cell office:value-type="float" office:value="3.276654" calcext:value-type="float">
            <text:p>3.27665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4</text:p>
          </table:table-cell>
          <table:table-cell office:value-type="float" office:value="3.2683" calcext:value-type="float">
            <text:p>3.26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5</text:p>
          </table:table-cell>
          <table:table-cell office:value-type="float" office:value="3.262616" calcext:value-type="float">
            <text:p>3.2626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5</text:p>
          </table:table-cell>
          <table:table-cell office:value-type="float" office:value="3.259995" calcext:value-type="float">
            <text:p>3.2599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6</text:p>
          </table:table-cell>
          <table:table-cell office:value-type="float" office:value="3.263278" calcext:value-type="float">
            <text:p>3.26327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7</text:p>
          </table:table-cell>
          <table:table-cell office:value-type="float" office:value="3.269795" calcext:value-type="float">
            <text:p>3.2697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7</text:p>
          </table:table-cell>
          <table:table-cell office:value-type="float" office:value="3.279668" calcext:value-type="float">
            <text:p>3.27966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8</text:p>
          </table:table-cell>
          <table:table-cell office:value-type="float" office:value="3.292972" calcext:value-type="float">
            <text:p>3.29297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9</text:p>
          </table:table-cell>
          <table:table-cell office:value-type="float" office:value="3.330016" calcext:value-type="float">
            <text:p>3.3300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29</text:p>
          </table:table-cell>
          <table:table-cell office:value-type="float" office:value="3.353511" calcext:value-type="float">
            <text:p>3.3535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0</text:p>
          </table:table-cell>
          <table:table-cell office:value-type="float" office:value="3.380461" calcext:value-type="float">
            <text:p>3.38046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0</text:p>
          </table:table-cell>
          <table:table-cell office:value-type="float" office:value="3.410792" calcext:value-type="float">
            <text:p>3.41079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1</text:p>
          </table:table-cell>
          <table:table-cell office:value-type="float" office:value="3.444381" calcext:value-type="float">
            <text:p>3.4443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2</text:p>
          </table:table-cell>
          <table:table-cell office:value-type="float" office:value="3.520895" calcext:value-type="float">
            <text:p>3.5208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2</text:p>
          </table:table-cell>
          <table:table-cell office:value-type="float" office:value="3.563574" calcext:value-type="float">
            <text:p>3.5635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3</text:p>
          </table:table-cell>
          <table:table-cell office:value-type="float" office:value="3.609218" calcext:value-type="float">
            <text:p>3.6092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3</text:p>
          </table:table-cell>
          <table:table-cell office:value-type="float" office:value="3.657581" calcext:value-type="float">
            <text:p>3.6575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4</text:p>
          </table:table-cell>
          <table:table-cell office:value-type="float" office:value="3.708418" calcext:value-type="float">
            <text:p>3.7084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5</text:p>
          </table:table-cell>
          <table:table-cell office:value-type="float" office:value="3.816782" calcext:value-type="float">
            <text:p>3.8167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5</text:p>
          </table:table-cell>
          <table:table-cell office:value-type="float" office:value="3.874063" calcext:value-type="float">
            <text:p>3.8740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6</text:p>
          </table:table-cell>
          <table:table-cell office:value-type="float" office:value="3.933548" calcext:value-type="float">
            <text:p>3.93354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6</text:p>
          </table:table-cell>
          <table:table-cell office:value-type="float" office:value="3.994994" calcext:value-type="float">
            <text:p>3.99499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7</text:p>
          </table:table-cell>
          <table:table-cell office:value-type="float" office:value="4.058156" calcext:value-type="float">
            <text:p>4.05815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8</text:p>
          </table:table-cell>
          <table:table-cell office:value-type="float" office:value="4.188888" calcext:value-type="float">
            <text:p>4.18888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8</text:p>
          </table:table-cell>
          <table:table-cell office:value-type="float" office:value="4.256214" calcext:value-type="float">
            <text:p>4.25621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9</text:p>
          </table:table-cell>
          <table:table-cell office:value-type="float" office:value="4.32501" calcext:value-type="float">
            <text:p>4.325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39</text:p>
          </table:table-cell>
          <table:table-cell office:value-type="float" office:value="4.395031" calcext:value-type="float">
            <text:p>4.3950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0</text:p>
          </table:table-cell>
          <table:table-cell office:value-type="float" office:value="4.466032" calcext:value-type="float">
            <text:p>4.4660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1</text:p>
          </table:table-cell>
          <table:table-cell office:value-type="float" office:value="4.610239" calcext:value-type="float">
            <text:p>4.6102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1</text:p>
          </table:table-cell>
          <table:table-cell office:value-type="float" office:value="4.6832" calcext:value-type="float">
            <text:p>4.68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2</text:p>
          </table:table-cell>
          <table:table-cell office:value-type="float" office:value="4.756798" calcext:value-type="float">
            <text:p>4.7567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2</text:p>
          </table:table-cell>
          <table:table-cell office:value-type="float" office:value="4.830788" calcext:value-type="float">
            <text:p>4.83078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3</text:p>
          </table:table-cell>
          <table:table-cell office:value-type="float" office:value="4.904925" calcext:value-type="float">
            <text:p>4.90492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4</text:p>
          </table:table-cell>
          <table:table-cell office:value-type="float" office:value="5.052905" calcext:value-type="float">
            <text:p>5.05290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4</text:p>
          </table:table-cell>
          <table:table-cell office:value-type="float" office:value="5.126503" calcext:value-type="float">
            <text:p>5.12650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5</text:p>
          </table:table-cell>
          <table:table-cell office:value-type="float" office:value="5.199954" calcext:value-type="float">
            <text:p>5.19995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5</text:p>
          </table:table-cell>
          <table:table-cell office:value-type="float" office:value="5.273013" calcext:value-type="float">
            <text:p>5.2730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6</text:p>
          </table:table-cell>
          <table:table-cell office:value-type="float" office:value="5.345435" calcext:value-type="float">
            <text:p>5.3454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7</text:p>
          </table:table-cell>
          <table:table-cell office:value-type="float" office:value="5.487633" calcext:value-type="float">
            <text:p>5.4876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7</text:p>
          </table:table-cell>
          <table:table-cell office:value-type="float" office:value="5.557164" calcext:value-type="float">
            <text:p>5.55716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8</text:p>
          </table:table-cell>
          <table:table-cell office:value-type="float" office:value="5.625764" calcext:value-type="float">
            <text:p>5.62576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8</text:p>
          </table:table-cell>
          <table:table-cell office:value-type="float" office:value="5.693188" calcext:value-type="float">
            <text:p>5.69318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49</text:p>
          </table:table-cell>
          <table:table-cell office:value-type="float" office:value="5.759191" calcext:value-type="float">
            <text:p>5.7591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0</text:p>
          </table:table-cell>
          <table:table-cell office:value-type="float" office:value="5.886199" calcext:value-type="float">
            <text:p>5.88619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0</text:p>
          </table:table-cell>
          <table:table-cell office:value-type="float" office:value="5.946959" calcext:value-type="float">
            <text:p>5.9469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1</text:p>
          </table:table-cell>
          <table:table-cell office:value-type="float" office:value="6.006004" calcext:value-type="float">
            <text:p>6.00600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1</text:p>
          </table:table-cell>
          <table:table-cell office:value-type="float" office:value="6.063089" calcext:value-type="float">
            <text:p>6.0630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2</text:p>
          </table:table-cell>
          <table:table-cell office:value-type="float" office:value="6.117969" calcext:value-type="float">
            <text:p>6.117969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3</text:p>
          </table:table-cell>
          <table:table-cell office:value-type="float" office:value="6.220379" calcext:value-type="float">
            <text:p>6.22037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3</text:p>
          </table:table-cell>
          <table:table-cell office:value-type="float" office:value="6.267664" calcext:value-type="float">
            <text:p>6.267664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4</text:p>
          </table:table-cell>
          <table:table-cell office:value-type="float" office:value="6.312401" calcext:value-type="float">
            <text:p>6.3124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4</text:p>
          </table:table-cell>
          <table:table-cell office:value-type="float" office:value="6.354345" calcext:value-type="float">
            <text:p>6.35434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5</text:p>
          </table:table-cell>
          <table:table-cell office:value-type="float" office:value="6.393251" calcext:value-type="float">
            <text:p>6.3932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6</text:p>
          </table:table-cell>
          <table:table-cell office:value-type="float" office:value="6.461215" calcext:value-type="float">
            <text:p>6.46121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6</text:p>
          </table:table-cell>
          <table:table-cell office:value-type="float" office:value="6.490026" calcext:value-type="float">
            <text:p>6.4900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7</text:p>
          </table:table-cell>
          <table:table-cell office:value-type="float" office:value="6.515384" calcext:value-type="float">
            <text:p>6.51538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7</text:p>
          </table:table-cell>
          <table:table-cell office:value-type="float" office:value="6.537042" calcext:value-type="float">
            <text:p>6.5370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8</text:p>
          </table:table-cell>
          <table:table-cell office:value-type="float" office:value="6.554756" calcext:value-type="float">
            <text:p>6.5547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9</text:p>
          </table:table-cell>
          <table:table-cell office:value-type="float" office:value="6.577614" calcext:value-type="float">
            <text:p>6.5776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7:59</text:p>
          </table:table-cell>
          <table:table-cell office:value-type="float" office:value="6.582514" calcext:value-type="float">
            <text:p>6.5825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0</text:p>
          </table:table-cell>
          <table:table-cell office:value-type="float" office:value="6.582955" calcext:value-type="float">
            <text:p>6.5829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0</text:p>
          </table:table-cell>
          <table:table-cell office:value-type="float" office:value="6.578742" calcext:value-type="float">
            <text:p>6.5787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1</text:p>
          </table:table-cell>
          <table:table-cell office:value-type="float" office:value="6.569726" calcext:value-type="float">
            <text:p>6.5697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2</text:p>
          </table:table-cell>
          <table:table-cell office:value-type="float" office:value="6.536994" calcext:value-type="float">
            <text:p>6.5369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2</text:p>
          </table:table-cell>
          <table:table-cell office:value-type="float" office:value="6.513523" calcext:value-type="float">
            <text:p>6.5135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3</text:p>
          </table:table-cell>
          <table:table-cell office:value-type="float" office:value="6.485225" calcext:value-type="float">
            <text:p>6.4852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3</text:p>
          </table:table-cell>
          <table:table-cell office:value-type="float" office:value="6.452199" calcext:value-type="float">
            <text:p>6.452199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4</text:p>
          </table:table-cell>
          <table:table-cell office:value-type="float" office:value="6.414591" calcext:value-type="float">
            <text:p>6.4145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5</text:p>
          </table:table-cell>
          <table:table-cell office:value-type="float" office:value="6.326146" calcext:value-type="float">
            <text:p>6.32614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5</text:p>
          </table:table-cell>
          <table:table-cell office:value-type="float" office:value="6.275554" calcext:value-type="float">
            <text:p>6.2755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6</text:p>
          </table:table-cell>
          <table:table-cell office:value-type="float" office:value="6.220551" calcext:value-type="float">
            <text:p>6.220551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6</text:p>
          </table:table-cell>
          <table:table-cell office:value-type="float" office:value="6.161384" calcext:value-type="float">
            <text:p>6.1613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7</text:p>
          </table:table-cell>
          <table:table-cell office:value-type="float" office:value="6.031289" calcext:value-type="float">
            <text:p>6.031289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8</text:p>
          </table:table-cell>
          <table:table-cell office:value-type="float" office:value="5.960606" calcext:value-type="float">
            <text:p>5.9606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8</text:p>
          </table:table-cell>
          <table:table-cell office:value-type="float" office:value="5.886003" calcext:value-type="float">
            <text:p>5.88600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9</text:p>
          </table:table-cell>
          <table:table-cell office:value-type="float" office:value="5.807726" calcext:value-type="float">
            <text:p>5.8077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09</text:p>
          </table:table-cell>
          <table:table-cell office:value-type="float" office:value="5.726018" calcext:value-type="float">
            <text:p>5.7260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0</text:p>
          </table:table-cell>
          <table:table-cell office:value-type="float" office:value="5.553048" calcext:value-type="float">
            <text:p>5.5530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1</text:p>
          </table:table-cell>
          <table:table-cell office:value-type="float" office:value="5.46203" calcext:value-type="float">
            <text:p>5.462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1</text:p>
          </table:table-cell>
          <table:table-cell office:value-type="float" office:value="5.367828" calcext:value-type="float">
            <text:p>5.3678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2</text:p>
          </table:table-cell>
          <table:table-cell office:value-type="float" office:value="5.270685" calcext:value-type="float">
            <text:p>5.2706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2</text:p>
          </table:table-cell>
          <table:table-cell office:value-type="float" office:value="5.170848" calcext:value-type="float">
            <text:p>5.1708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3</text:p>
          </table:table-cell>
          <table:table-cell office:value-type="float" office:value="4.963823" calcext:value-type="float">
            <text:p>4.9638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4</text:p>
          </table:table-cell>
          <table:table-cell office:value-type="float" office:value="4.856881" calcext:value-type="float">
            <text:p>4.8568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4</text:p>
          </table:table-cell>
          <table:table-cell office:value-type="float" office:value="4.747488" calcext:value-type="float">
            <text:p>4.7474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5</text:p>
          </table:table-cell>
          <table:table-cell office:value-type="float" office:value="4.63589" calcext:value-type="float">
            <text:p>4.635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5</text:p>
          </table:table-cell>
          <table:table-cell office:value-type="float" office:value="4.522333" calcext:value-type="float">
            <text:p>4.5223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6</text:p>
          </table:table-cell>
          <table:table-cell office:value-type="float" office:value="4.290073" calcext:value-type="float">
            <text:p>4.2900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7</text:p>
          </table:table-cell>
          <table:table-cell office:value-type="float" office:value="4.171616" calcext:value-type="float">
            <text:p>4.1716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7</text:p>
          </table:table-cell>
          <table:table-cell office:value-type="float" office:value="4.051443" calcext:value-type="float">
            <text:p>4.0514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8</text:p>
          </table:table-cell>
          <table:table-cell office:value-type="float" office:value="3.929801" calcext:value-type="float">
            <text:p>3.9298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8</text:p>
          </table:table-cell>
          <table:table-cell office:value-type="float" office:value="3.806933" calcext:value-type="float">
            <text:p>3.8069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19</text:p>
          </table:table-cell>
          <table:table-cell office:value-type="float" office:value="3.558258" calcext:value-type="float">
            <text:p>3.5582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0</text:p>
          </table:table-cell>
          <table:table-cell office:value-type="float" office:value="3.432696" calcext:value-type="float">
            <text:p>3.4326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0</text:p>
          </table:table-cell>
          <table:table-cell office:value-type="float" office:value="3.306325" calcext:value-type="float">
            <text:p>3.3063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1</text:p>
          </table:table-cell>
          <table:table-cell office:value-type="float" office:value="3.17939" calcext:value-type="float">
            <text:p>3.179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1</text:p>
          </table:table-cell>
          <table:table-cell office:value-type="float" office:value="3.052137" calcext:value-type="float">
            <text:p>3.0521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2</text:p>
          </table:table-cell>
          <table:table-cell office:value-type="float" office:value="2.797411" calcext:value-type="float">
            <text:p>2.7974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3</text:p>
          </table:table-cell>
          <table:table-cell office:value-type="float" office:value="2.670182" calcext:value-type="float">
            <text:p>2.6701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3</text:p>
          </table:table-cell>
          <table:table-cell office:value-type="float" office:value="2.54288" calcext:value-type="float">
            <text:p>2.542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4</text:p>
          </table:table-cell>
          <table:table-cell office:value-type="float" office:value="2.41575" calcext:value-type="float">
            <text:p>2.415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4</text:p>
          </table:table-cell>
          <table:table-cell office:value-type="float" office:value="2.289036" calcext:value-type="float">
            <text:p>2.2890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5</text:p>
          </table:table-cell>
          <table:table-cell office:value-type="float" office:value="2.037592" calcext:value-type="float">
            <text:p>2.0375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6</text:p>
          </table:table-cell>
          <table:table-cell office:value-type="float" office:value="1.913108" calcext:value-type="float">
            <text:p>1.913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6</text:p>
          </table:table-cell>
          <table:table-cell office:value-type="float" office:value="1.789285" calcext:value-type="float">
            <text:p>1.7892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7</text:p>
          </table:table-cell>
          <table:table-cell office:value-type="float" office:value="1.666368" calcext:value-type="float">
            <text:p>1.6663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7</text:p>
          </table:table-cell>
          <table:table-cell office:value-type="float" office:value="1.544603" calcext:value-type="float">
            <text:p>1.5446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8</text:p>
          </table:table-cell>
          <table:table-cell office:value-type="float" office:value="1.305263" calcext:value-type="float">
            <text:p>1.3052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9</text:p>
          </table:table-cell>
          <table:table-cell office:value-type="float" office:value="1.187932" calcext:value-type="float">
            <text:p>1.1879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29</text:p>
          </table:table-cell>
          <table:table-cell office:value-type="float" office:value="1.071998" calcext:value-type="float">
            <text:p>1.0719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0</text:p>
          </table:table-cell>
          <table:table-cell office:value-type="float" office:value="0.957705" calcext:value-type="float">
            <text:p>0.9577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0</text:p>
          </table:table-cell>
          <table:table-cell office:value-type="float" office:value="0.845299" calcext:value-type="float">
            <text:p>0.8452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1</text:p>
          </table:table-cell>
          <table:table-cell office:value-type="float" office:value="0.626882" calcext:value-type="float">
            <text:p>0.6268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2</text:p>
          </table:table-cell>
          <table:table-cell office:value-type="float" office:value="0.521115" calcext:value-type="float">
            <text:p>0.5211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2</text:p>
          </table:table-cell>
          <table:table-cell office:value-type="float" office:value="0.41748" calcext:value-type="float">
            <text:p>0.417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3</text:p>
          </table:table-cell>
          <table:table-cell office:value-type="float" office:value="0.316222" calcext:value-type="float">
            <text:p>0.3162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7" calcext:value-type="float">
            <text:p>5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3</text:p>
          </table:table-cell>
          <table:table-cell office:value-type="float" office:value="0.217585" calcext:value-type="float">
            <text:p>0.2175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4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5</text:p>
          </table:table-cell>
          <table:table-cell office:value-type="float" office:value="-0.060882" calcext:value-type="float">
            <text:p>-0.0608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5</text:p>
          </table:table-cell>
          <table:table-cell office:value-type="float" office:value="-0.147808" calcext:value-type="float">
            <text:p>-0.1478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6</text:p>
          </table:table-cell>
          <table:table-cell office:value-type="float" office:value="-0.231623" calcext:value-type="float">
            <text:p>-0.2316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6</text:p>
          </table:table-cell>
          <table:table-cell office:value-type="float" office:value="-0.312081" calcext:value-type="float">
            <text:p>-0.3120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7</text:p>
          </table:table-cell>
          <table:table-cell office:value-type="float" office:value="-0.462192" calcext:value-type="float">
            <text:p>-0.4621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8</text:p>
          </table:table-cell>
          <table:table-cell office:value-type="float" office:value="-0.531601" calcext:value-type="float">
            <text:p>-0.5316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8</text:p>
          </table:table-cell>
          <table:table-cell office:value-type="float" office:value="-0.597408" calcext:value-type="float">
            <text:p>-0.5974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9</text:p>
          </table:table-cell>
          <table:table-cell office:value-type="float" office:value="-0.659368" calcext:value-type="float">
            <text:p>-0.6593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7" calcext:value-type="float">
            <text:p>5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39</text:p>
          </table:table-cell>
          <table:table-cell office:value-type="float" office:value="-0.717237" calcext:value-type="float">
            <text:p>-0.7172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7" calcext:value-type="float">
            <text:p>5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0</text:p>
          </table:table-cell>
          <table:table-cell office:value-type="float" office:value="-0.819966" calcext:value-type="float">
            <text:p>-0.8199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7" calcext:value-type="float">
            <text:p>5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1</text:p>
          </table:table-cell>
          <table:table-cell office:value-type="float" office:value="-0.864581" calcext:value-type="float">
            <text:p>-0.8645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7" calcext:value-type="float">
            <text:p>5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1</text:p>
          </table:table-cell>
          <table:table-cell office:value-type="float" office:value="-0.904859" calcext:value-type="float">
            <text:p>-0.9048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7" calcext:value-type="float">
            <text:p>5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2</text:p>
          </table:table-cell>
          <table:table-cell office:value-type="float" office:value="-0.940555" calcext:value-type="float">
            <text:p>-0.9405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2</text:p>
          </table:table-cell>
          <table:table-cell office:value-type="float" office:value="-0.971425" calcext:value-type="float">
            <text:p>-0.9714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7" calcext:value-type="float">
            <text:p>6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3</text:p>
          </table:table-cell>
          <table:table-cell office:value-type="float" office:value="-1.017951" calcext:value-type="float">
            <text:p>-1.0179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4</text:p>
          </table:table-cell>
          <table:table-cell office:value-type="float" office:value="-1.033361" calcext:value-type="float">
            <text:p>-1.0333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3" calcext:value-type="float">
            <text:p>6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4</text:p>
          </table:table-cell>
          <table:table-cell office:value-type="float" office:value="-1.043553" calcext:value-type="float">
            <text:p>-1.0435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5</text:p>
          </table:table-cell>
          <table:table-cell office:value-type="float" office:value="-1.048282" calcext:value-type="float">
            <text:p>-1.0482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1" calcext:value-type="float">
            <text:p>63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5</text:p>
          </table:table-cell>
          <table:table-cell office:value-type="float" office:value="-1.047351" calcext:value-type="float">
            <text:p>-1.0473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7" calcext:value-type="float">
            <text:p>6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6</text:p>
          </table:table-cell>
          <table:table-cell office:value-type="float" office:value="-1.02807" calcext:value-type="float">
            <text:p>-1.028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7</text:p>
          </table:table-cell>
          <table:table-cell office:value-type="float" office:value="-1.009964" calcext:value-type="float">
            <text:p>-1.0099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7</text:p>
          </table:table-cell>
          <table:table-cell office:value-type="float" office:value="-0.986224" calcext:value-type="float">
            <text:p>-0.9862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6" calcext:value-type="float">
            <text:p>6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8</text:p>
          </table:table-cell>
          <table:table-cell office:value-type="float" office:value="-0.956946" calcext:value-type="float">
            <text:p>-0.9569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8</text:p>
          </table:table-cell>
          <table:table-cell office:value-type="float" office:value="-0.922279" calcext:value-type="float">
            <text:p>-0.9222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49</text:p>
          </table:table-cell>
          <table:table-cell office:value-type="float" office:value="-0.837362" calcext:value-type="float">
            <text:p>-0.8373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0</text:p>
          </table:table-cell>
          <table:table-cell office:value-type="float" office:value="-0.787357" calcext:value-type="float">
            <text:p>-0.7873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0</text:p>
          </table:table-cell>
          <table:table-cell office:value-type="float" office:value="-0.732159" calcext:value-type="float">
            <text:p>-0.7321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1</text:p>
          </table:table-cell>
          <table:table-cell office:value-type="float" office:value="-0.672011" calcext:value-type="float">
            <text:p>-0.672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1</text:p>
          </table:table-cell>
          <table:table-cell office:value-type="float" office:value="-0.60716" calcext:value-type="float">
            <text:p>-0.607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2" calcext:value-type="float">
            <text:p>5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2</text:p>
          </table:table-cell>
          <table:table-cell office:value-type="float" office:value="-0.46408" calcext:value-type="float">
            <text:p>-0.464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3</text:p>
          </table:table-cell>
          <table:table-cell office:value-type="float" office:value="-0.386097" calcext:value-type="float">
            <text:p>-0.3860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2" calcext:value-type="float">
            <text:p>5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3</text:p>
          </table:table-cell>
          <table:table-cell office:value-type="float" office:value="-0.303654" calcext:value-type="float">
            <text:p>-0.3036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4</text:p>
          </table:table-cell>
          <table:table-cell office:value-type="float" office:value="-0.216998" calcext:value-type="float">
            <text:p>-0.2169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4</text:p>
          </table:table-cell>
          <table:table-cell office:value-type="float" office:value="-0.126372" calcext:value-type="float">
            <text:p>-0.1263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2" calcext:value-type="float">
            <text:p>5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5</text:p>
          </table:table-cell>
          <table:table-cell office:value-type="float" office:value="0.066051" calcext:value-type="float">
            <text:p>0.0660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6</text:p>
          </table:table-cell>
          <table:table-cell office:value-type="float" office:value="0.167603" calcext:value-type="float">
            <text:p>0.1676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2" calcext:value-type="float">
            <text:p>5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6</text:p>
          </table:table-cell>
          <table:table-cell office:value-type="float" office:value="0.27288" calcext:value-type="float">
            <text:p>0.272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7</text:p>
          </table:table-cell>
          <table:table-cell office:value-type="float" office:value="0.381635" calcext:value-type="float">
            <text:p>0.3816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7</text:p>
          </table:table-cell>
          <table:table-cell office:value-type="float" office:value="0.493625" calcext:value-type="float">
            <text:p>0.4936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8</text:p>
          </table:table-cell>
          <table:table-cell office:value-type="float" office:value="0.726571" calcext:value-type="float">
            <text:p>0.7265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9</text:p>
          </table:table-cell>
          <table:table-cell office:value-type="float" office:value="0.847282" calcext:value-type="float">
            <text:p>0.8472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8:59</text:p>
          </table:table-cell>
          <table:table-cell office:value-type="float" office:value="0.970982" calcext:value-type="float">
            <text:p>0.9709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0</text:p>
          </table:table-cell>
          <table:table-cell office:value-type="float" office:value="1.097427" calcext:value-type="float">
            <text:p>1.0974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0</text:p>
          </table:table-cell>
          <table:table-cell office:value-type="float" office:value="1.22637" calcext:value-type="float">
            <text:p>1.226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1</text:p>
          </table:table-cell>
          <table:table-cell office:value-type="float" office:value="1.491019" calcext:value-type="float">
            <text:p>1.4910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2</text:p>
          </table:table-cell>
          <table:table-cell office:value-type="float" office:value="1.62648" calcext:value-type="float">
            <text:p>1.626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2</text:p>
          </table:table-cell>
          <table:table-cell office:value-type="float" office:value="1.764194" calcext:value-type="float">
            <text:p>1.7641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3</text:p>
          </table:table-cell>
          <table:table-cell office:value-type="float" office:value="1.903918" calcext:value-type="float">
            <text:p>1.9039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3</text:p>
          </table:table-cell>
          <table:table-cell office:value-type="float" office:value="2.188657" calcext:value-type="float">
            <text:p>2.1886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4</text:p>
          </table:table-cell>
          <table:table-cell office:value-type="float" office:value="2.333427" calcext:value-type="float">
            <text:p>2.3334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5</text:p>
          </table:table-cell>
          <table:table-cell office:value-type="float" office:value="2.479961" calcext:value-type="float">
            <text:p>2.4799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5</text:p>
          </table:table-cell>
          <table:table-cell office:value-type="float" office:value="2.628015" calcext:value-type="float">
            <text:p>2.6280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2" calcext:value-type="float">
            <text:p>4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6</text:p>
          </table:table-cell>
          <table:table-cell office:value-type="float" office:value="2.777342" calcext:value-type="float">
            <text:p>2.7773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7</text:p>
          </table:table-cell>
          <table:table-cell office:value-type="float" office:value="3.079084" calcext:value-type="float">
            <text:p>3.0790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7</text:p>
          </table:table-cell>
          <table:table-cell office:value-type="float" office:value="3.231254" calcext:value-type="float">
            <text:p>3.2312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8</text:p>
          </table:table-cell>
          <table:table-cell office:value-type="float" office:value="3.384452" calcext:value-type="float">
            <text:p>3.3844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8</text:p>
          </table:table-cell>
          <table:table-cell office:value-type="float" office:value="3.538435" calcext:value-type="float">
            <text:p>3.5384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09</text:p>
          </table:table-cell>
          <table:table-cell office:value-type="float" office:value="3.692956" calcext:value-type="float">
            <text:p>3.6929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0</text:p>
          </table:table-cell>
          <table:table-cell office:value-type="float" office:value="4.002881" calcext:value-type="float">
            <text:p>4.0028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0</text:p>
          </table:table-cell>
          <table:table-cell office:value-type="float" office:value="4.15804" calcext:value-type="float">
            <text:p>4.158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1</text:p>
          </table:table-cell>
          <table:table-cell office:value-type="float" office:value="4.313492" calcext:value-type="float">
            <text:p>4.3134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1</text:p>
          </table:table-cell>
          <table:table-cell office:value-type="float" office:value="4.468993" calcext:value-type="float">
            <text:p>4.4689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2</text:p>
          </table:table-cell>
          <table:table-cell office:value-type="float" office:value="4.624299" calcext:value-type="float">
            <text:p>4.6242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3</text:p>
          </table:table-cell>
          <table:table-cell office:value-type="float" office:value="4.933586" calcext:value-type="float">
            <text:p>4.9335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3</text:p>
          </table:table-cell>
          <table:table-cell office:value-type="float" office:value="5.087324" calcext:value-type="float">
            <text:p>5.0873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4</text:p>
          </table:table-cell>
          <table:table-cell office:value-type="float" office:value="5.24062" calcext:value-type="float">
            <text:p>5.240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4</text:p>
          </table:table-cell>
          <table:table-cell office:value-type="float" office:value="5.39323" calcext:value-type="float">
            <text:p>5.393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5</text:p>
          </table:table-cell>
          <table:table-cell office:value-type="float" office:value="5.54491" calcext:value-type="float">
            <text:p>5.544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6</text:p>
          </table:table-cell>
          <table:table-cell office:value-type="float" office:value="5.844741" calcext:value-type="float">
            <text:p>5.8447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6</text:p>
          </table:table-cell>
          <table:table-cell office:value-type="float" office:value="5.992647" calcext:value-type="float">
            <text:p>5.9926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7</text:p>
          </table:table-cell>
          <table:table-cell office:value-type="float" office:value="6.139378" calcext:value-type="float">
            <text:p>6.1393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7</text:p>
          </table:table-cell>
          <table:table-cell office:value-type="float" office:value="6.284687" calcext:value-type="float">
            <text:p>6.2846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9:18</text:p>
          </table:table-cell>
          <table:table-cell office:value-type="float" office:value="6.42833" calcext:value-type="float">
            <text:p>6.428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6:24:33.756512191</dc:date>
    <meta:editing-duration>PT5M3S</meta:editing-duration>
    <meta:editing-cycles>1</meta:editing-cycles>
    <meta:document-statistic meta:table-count="1" meta:cell-count="28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26cm" svg:y="3.946cm" style:legend-expansion="high" chart:style-name="ch2"/>
        <chart:plot-area chart:style-name="ch3" table:cell-range-address="'25052023-161542'.C1:'25052023-161542'.D358" chart:data-source-has-labels="row" svg:x="0.32cm" svg:y="0.18cm" svg:width="12.386cm" svg:height="8.64cm">
          <chart:coordinate-region svg:x="0.889cm" svg:y="0.382cm" svg:width="11.81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052023-161542'.C2:'25052023-161542'.C358" chart:label-cell-address="'25052023-161542'.C1:'25052023-161542'.C1" chart:class="chart:line">
            <chart:data-point chart:repeated="357"/>
          </chart:series>
          <chart:series chart:style-name="ch7" chart:values-cell-range-address="'25052023-161542'.D2:'25052023-161542'.D358" chart:label-cell-address="'25052023-161542'.D1:'25052023-161542'.D1" chart:class="chart:line">
            <chart:data-point chart:repeated="3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Now</text:p>
                <draw:g>
                  <svg:desc>'25052023-161542'.C1:'25052023-161542'.C1</svg:desc>
                </draw:g>
              </table:table-cell>
              <table:table-cell office:value-type="string">
                <text:p>DesDepth</text:p>
                <draw:g>
                  <svg:desc>'25052023-161542'.D1:'25052023-16154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5052023-161542'.C2:'25052023-161542'.C358</svg:desc>
                </draw:g>
              </table:table-cell>
              <table:table-cell office:value-type="float" office:value="0">
                <text:p>0</text:p>
                <draw:g>
                  <svg:desc>'25052023-161542'.D2:'25052023-161542'.D3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45">
                <text:p>0.000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132">
                <text:p>0.002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969">
                <text:p>0.003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689">
                <text:p>0.006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486">
                <text:p>0.010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533">
                <text:p>0.015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989">
                <text:p>0.029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9151">
                <text:p>0.039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0005">
                <text:p>0.050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2549">
                <text:p>0.062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6857">
                <text:p>0.076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0985">
                <text:p>0.1109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0561">
                <text:p>0.1305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1974">
                <text:p>0.1519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224">
                <text:p>0.175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0288">
                <text:p>0.200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5707">
                <text:p>0.2557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5817">
                <text:p>0.285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7692">
                <text:p>0.317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1232">
                <text:p>0.351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6316">
                <text:p>0.386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0674">
                <text:p>0.460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9702">
                <text:p>0.499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0127">
                <text:p>0.540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1752">
                <text:p>0.581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4382">
                <text:p>0.624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2068">
                <text:p>0.712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6878">
                <text:p>0.756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2497">
                <text:p>0.802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48704">
                <text:p>0.848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5279">
                <text:p>0.895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8869">
                <text:p>0.9888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5639">
                <text:p>1.035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2557">
                <text:p>1.082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9401">
                <text:p>1.129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5951">
                <text:p>1.175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7507">
                <text:p>1.267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12269">
                <text:p>1.312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56516">
                <text:p>1.356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00053">
                <text:p>1.4000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8448">
                <text:p>1.48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25125">
                <text:p>1.525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64888">
                <text:p>1.564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03623">
                <text:p>1.603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41206">
                <text:p>1.641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1255">
                <text:p>1.71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46066">
                <text:p>1.746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78308">
                <text:p>1.778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09202">
                <text:p>1.809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387">
                <text:p>1.8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93433">
                <text:p>1.893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18423">
                <text:p>1.918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41992">
                <text:p>1.941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64165">
                <text:p>1.964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8499">
                <text:p>1.98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22744">
                <text:p>2.022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39429">
                <text:p>2.039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54815">
                <text:p>2.054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9">
                <text:p>2.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82108">
                <text:p>2.082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05456">
                <text:p>2.105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1555">
                <text:p>2.11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24787">
                <text:p>2.124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33313">
                <text:p>2.133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413">
                <text:p>2.1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56171">
                <text:p>2.156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63031">
                <text:p>2.1630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69744">
                <text:p>2.169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76482">
                <text:p>2.176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83415">
                <text:p>2.183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98385">
                <text:p>2.198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06372">
                <text:p>2.2063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14922">
                <text:p>2.214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24183">
                <text:p>2.224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34277">
                <text:p>2.234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57332">
                <text:p>2.257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70096">
                <text:p>2.270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83865">
                <text:p>2.283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98712">
                <text:p>2.298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14711">
                <text:p>2.314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50309">
                <text:p>2.350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69664">
                <text:p>2.369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9022">
                <text:p>2.39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12">
                <text:p>2.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35006">
                <text:p>2.4350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84692">
                <text:p>2.484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11127">
                <text:p>2.511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38788">
                <text:p>2.538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67624">
                <text:p>2.567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97563">
                <text:p>2.597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0528">
                <text:p>2.660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93309">
                <text:p>2.693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27119">
                <text:p>2.727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61835">
                <text:p>2.7618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97336">
                <text:p>2.797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70321">
                <text:p>2.8703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07561">
                <text:p>2.9075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45463">
                <text:p>2.945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83879">
                <text:p>2.983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22662">
                <text:p>3.022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00891">
                <text:p>3.1008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40091">
                <text:p>3.140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79511">
                <text:p>3.179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219005">
                <text:p>3.21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58426">
                <text:p>3.258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36606">
                <text:p>3.336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75119">
                <text:p>3.375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13413">
                <text:p>3.413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51339">
                <text:p>3.451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88775">
                <text:p>3.488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6181">
                <text:p>3.56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597163">
                <text:p>3.597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3188">
                <text:p>3.63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665714">
                <text:p>3.665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98421">
                <text:p>3.698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759721">
                <text:p>3.759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788067">
                <text:p>3.788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15017">
                <text:p>3.8150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40326">
                <text:p>3.840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63748">
                <text:p>3.863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04271">
                <text:p>3.904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21127">
                <text:p>3.921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935827">
                <text:p>3.935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48248">
                <text:p>3.948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958293">
                <text:p>3.958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971033">
                <text:p>3.9710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973557">
                <text:p>3.973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973581">
                <text:p>3.973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71131">
                <text:p>3.971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58955">
                <text:p>3.958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49473">
                <text:p>3.949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93786">
                <text:p>3.93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924263">
                <text:p>3.924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908828">
                <text:p>3.908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7296">
                <text:p>3.87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852772">
                <text:p>3.8527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31114">
                <text:p>3.831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08206">
                <text:p>3.808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8427">
                <text:p>3.78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34045">
                <text:p>3.734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08001">
                <text:p>3.708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81272">
                <text:p>3.681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54101">
                <text:p>3.654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26735">
                <text:p>3.626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72149">
                <text:p>3.572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45175">
                <text:p>3.545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518323">
                <text:p>3.518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491838">
                <text:p>3.491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465966">
                <text:p>3.4659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416795">
                <text:p>3.4167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9374">
                <text:p>3.39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71837">
                <text:p>3.3718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51331">
                <text:p>3.351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32465">
                <text:p>3.332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00395">
                <text:p>3.300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87435">
                <text:p>3.287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276654">
                <text:p>3.276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2683">
                <text:p>3.26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262616">
                <text:p>3.262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259995">
                <text:p>3.259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263278">
                <text:p>3.263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269795">
                <text:p>3.2697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279668">
                <text:p>3.279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92972">
                <text:p>3.292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30016">
                <text:p>3.330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353511">
                <text:p>3.353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80461">
                <text:p>3.380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10792">
                <text:p>3.410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44381">
                <text:p>3.444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20895">
                <text:p>3.520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563574">
                <text:p>3.5635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09218">
                <text:p>3.609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57581">
                <text:p>3.657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708418">
                <text:p>3.708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16782">
                <text:p>3.816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74063">
                <text:p>3.874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933548">
                <text:p>3.933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994994">
                <text:p>3.994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058156">
                <text:p>4.058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188888">
                <text:p>4.188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256214">
                <text:p>4.256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2501">
                <text:p>4.32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395031">
                <text:p>4.3950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66032">
                <text:p>4.466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10239">
                <text:p>4.610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832">
                <text:p>4.6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56798">
                <text:p>4.7567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830788">
                <text:p>4.830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04925">
                <text:p>4.904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052905">
                <text:p>5.052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126503">
                <text:p>5.126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199954">
                <text:p>5.199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273013">
                <text:p>5.273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345435">
                <text:p>5.345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487633">
                <text:p>5.487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557164">
                <text:p>5.557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625764">
                <text:p>5.625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693188">
                <text:p>5.693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759191">
                <text:p>5.759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886199">
                <text:p>5.886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946959">
                <text:p>5.9469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006004">
                <text:p>6.006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063089">
                <text:p>6.0630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117969">
                <text:p>6.117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220379">
                <text:p>6.220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267664">
                <text:p>6.267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312401">
                <text:p>6.312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354345">
                <text:p>6.354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393251">
                <text:p>6.393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461215">
                <text:p>6.4612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490026">
                <text:p>6.490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515384">
                <text:p>6.515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537042">
                <text:p>6.537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554756">
                <text:p>6.5547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577614">
                <text:p>6.5776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582514">
                <text:p>6.582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582955">
                <text:p>6.582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578742">
                <text:p>6.578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569726">
                <text:p>6.569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536994">
                <text:p>6.536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513523">
                <text:p>6.513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485225">
                <text:p>6.485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452199">
                <text:p>6.452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414591">
                <text:p>6.414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326146">
                <text:p>6.326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275554">
                <text:p>6.275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220551">
                <text:p>6.220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161384">
                <text:p>6.161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031289">
                <text:p>6.031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60606">
                <text:p>5.960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886003">
                <text:p>5.886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807726">
                <text:p>5.807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726018">
                <text:p>5.726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553048">
                <text:p>5.553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46203">
                <text:p>5.46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367828">
                <text:p>5.367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270685">
                <text:p>5.270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170848">
                <text:p>5.170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3823">
                <text:p>4.963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856881">
                <text:p>4.856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747488">
                <text:p>4.747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63589">
                <text:p>4.63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522333">
                <text:p>4.522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90073">
                <text:p>4.290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171616">
                <text:p>4.171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051443">
                <text:p>4.051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29801">
                <text:p>3.929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06933">
                <text:p>3.806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558258">
                <text:p>3.558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432696">
                <text:p>3.432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306325">
                <text:p>3.306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17939">
                <text:p>3.17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52137">
                <text:p>3.052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97411">
                <text:p>2.797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70182">
                <text:p>2.670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54288">
                <text:p>2.54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41575">
                <text:p>2.41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289036">
                <text:p>2.289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037592">
                <text:p>2.037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13108">
                <text:p>1.913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89285">
                <text:p>1.789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66368">
                <text:p>1.666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44603">
                <text:p>1.544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05263">
                <text:p>1.305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87932">
                <text:p>1.187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71998">
                <text:p>1.071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57705">
                <text:p>0.957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5299">
                <text:p>0.845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26882">
                <text:p>0.626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21115">
                <text:p>0.521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1748">
                <text:p>0.41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16222">
                <text:p>0.316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7585">
                <text:p>0.217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891">
                <text:p>0.028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60882">
                <text:p>-0.060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147808">
                <text:p>-0.147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31623">
                <text:p>-0.231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312081">
                <text:p>-0.3120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462192">
                <text:p>-0.462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531601">
                <text:p>-0.531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597408">
                <text:p>-0.597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59368">
                <text:p>-0.659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717237">
                <text:p>-0.717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819966">
                <text:p>-0.8199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864581">
                <text:p>-0.864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904859">
                <text:p>-0.904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940555">
                <text:p>-0.940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971425">
                <text:p>-0.971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017951">
                <text:p>-1.017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033361">
                <text:p>-1.033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043553">
                <text:p>-1.043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048282">
                <text:p>-1.048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047351">
                <text:p>-1.047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02807">
                <text:p>-1.02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009964">
                <text:p>-1.009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986224">
                <text:p>-0.986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956946">
                <text:p>-0.956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922279">
                <text:p>-0.922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837362">
                <text:p>-0.837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787357">
                <text:p>-0.787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732159">
                <text:p>-0.732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672011">
                <text:p>-0.672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60716">
                <text:p>-0.60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46408">
                <text:p>-0.46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86097">
                <text:p>-0.3860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03654">
                <text:p>-0.303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16998">
                <text:p>-0.216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26372">
                <text:p>-0.1263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6051">
                <text:p>0.066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7603">
                <text:p>0.167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7288">
                <text:p>0.27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1635">
                <text:p>0.381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93625">
                <text:p>0.493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26571">
                <text:p>0.726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47282">
                <text:p>0.847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0982">
                <text:p>0.970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97427">
                <text:p>1.097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2637">
                <text:p>1.226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491019">
                <text:p>1.4910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62648">
                <text:p>1.62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764194">
                <text:p>1.764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03918">
                <text:p>1.903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188657">
                <text:p>2.188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333427">
                <text:p>2.333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479961">
                <text:p>2.479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628015">
                <text:p>2.628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777342">
                <text:p>2.777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079084">
                <text:p>3.079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231254">
                <text:p>3.231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4452">
                <text:p>3.384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538435">
                <text:p>3.538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692956">
                <text:p>3.692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002881">
                <text:p>4.002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15804">
                <text:p>4.15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313492">
                <text:p>4.313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468993">
                <text:p>4.468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624299">
                <text:p>4.624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933586">
                <text:p>4.933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087324">
                <text:p>5.087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24062">
                <text:p>5.24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39323">
                <text:p>5.39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54491">
                <text:p>5.54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844741">
                <text:p>5.844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992647">
                <text:p>5.992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139378">
                <text:p>6.139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284687">
                <text:p>6.284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42833">
                <text:p>6.428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